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48f" officeooo:paragraph-rsid="001e5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ier 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1:49:22.497567995</meta:creation-date>
    <dc:date>2022-01-14T11:49:57.329993663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4.7.2$Linux_X86_64 LibreOffice_project/40$Build-2</meta:generator>
  </office:meta>
</office:document-meta>
</file>